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r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nt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createIn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append2( PatternSet other ,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tternSet.getExcludePatterns2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Entry.setSelector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getExcludePattern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lectorEntry.setValue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append( PatternSet other ,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Entry.evalName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create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Patter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readFiles( Project 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atternSet.setExcludesfile( File exclude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setExcludes( String exclu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Set.getIncludePatterns2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et.hasPatter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or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ntry.valid(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Ent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getRef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ternSet.addPatternToList(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Entry.addSelectorToList( final Vecto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Entry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tternSet.createEx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orEntry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Set.getIncludePattern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et.createExcludes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orEntry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makeArray( Vector list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Entry.getSelect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setIncludes( String includ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Entry.create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orEntry.setOperation( String 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Set.setIncludesfile( File includes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et.makeArray2( Vector list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ternSet.readPatterns( File patternfile , Vector patternlist , Project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ternSet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Entry.setIf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Entry.setUnless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